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officeooo:rsid="001381a0" style:font-size-asian="11pt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officeooo:rsid="001381a0" officeooo:paragraph-rsid="001381a0" style:font-size-asian="11pt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officeooo:rsid="0013c684" officeooo:paragraph-rsid="001381a0" style:font-size-asian="11pt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officeooo:rsid="001381a0" officeooo:paragraph-rsid="00167131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officeooo:rsid="0013c684" officeooo:paragraph-rsid="001381a0" style:font-size-asian="11pt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Calibri" fo:font-size="14pt" fo:language="fr" fo:country="FR" fo:font-style="italic" fo:font-weight="bold" officeooo:rsid="0013c684" officeooo:paragraph-rsid="0013c684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style:font-name="Calibri" fo:font-size="11pt" fo:language="fr" fo:country="FR" style:font-size-asian="11pt"/>
    </style:style>
    <style:style style:name="T2" style:family="text">
      <style:text-properties style:font-name="Calibri" fo:font-size="11pt" fo:language="fr" fo:country="FR" officeooo:rsid="001381a0" style:font-size-asian="11pt"/>
    </style:style>
    <style:style style:name="T3" style:family="text">
      <style:text-properties style:font-name="Calibri" fo:font-size="11pt" fo:language="fr" fo:country="FR" officeooo:rsid="0013c684" style:font-size-asian="11pt"/>
    </style:style>
    <style:style style:name="T4" style:family="text">
      <style:text-properties style:font-name="Calibri" fo:font-size="11pt" fo:language="fr" fo:country="FR" officeooo:rsid="001481d7" style:font-size-asian="11pt"/>
    </style:style>
    <style:style style:name="T5" style:family="text">
      <style:text-properties style:font-name="Calibri" fo:font-size="11pt" fo:language="fr" fo:country="FR" officeooo:rsid="00167131" style:font-size-asian="11pt"/>
    </style:style>
    <style:style style:name="T6" style:family="text">
      <style:text-properties style:text-position="super 58%" style:font-name="Calibri" fo:font-size="11pt" fo:language="fr" fo:country="FR" style:font-size-asian="11pt"/>
    </style:style>
    <style:style style:name="T7" style:family="text">
      <style:text-properties officeooo:rsid="001481d7"/>
    </style:style>
    <style:style style:name="T8" style:family="text">
      <style:text-properties officeooo:rsid="001671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Entraînement Ana</text:p>
      <text:p text:style-name="P7"/>
      <text:p text:style-name="P1"><text:span text:style-name="T1">Il n'y a pas de miracle, il faut jouer avec Ana pour </text:span><text:span text:style-name="T2">acquérir</text:span><text:span text:style-name="T1"> de </text:span><text:span text:style-name="T2">l’expérience</text:span><text:span text:style-name="T1"> </text:span><text:span text:style-name="T4">et donc</text:span><text:span text:style-name="T1"> pouvoir réagir aux </text:span><text:span text:style-name="T2">différentes</text:span><text:span text:style-name="T1"> situation d'une partie. Mais j'ai quand même 2, 3 conseils </text:span><text:span text:style-name="T3">à vous donnez </text:span><text:span text:style-name="T4">pour vous améliorez</text:span><text:span text:style-name="T3">.</text:span></text:p>
      <text:p text:style-name="P1"><text:span text:style-name="T1">L'aim </text:span><text:span text:style-name="T2">c</text:span><text:span text:style-name="T1">'est le point le plus important </text:span><text:span text:style-name="T2">à </text:span><text:span text:style-name="T4">travailler avec Ana</text:span><text:span text:style-name="T2">, ainsi que connaître le timing du sleep.</text:span></text:p>
      <text:p text:style-name="P2">Pour vous <text:span text:style-name="T7">améliorez</text:span> avec le tir principal de ana et sont sleep, je vous donne une petite manière de vous <text:span text:style-name="T7">entraînez.</text:span></text:p>
      <text:p text:style-name="P3">Pour le faire il faut être minimum 2 <text:span text:style-name="T7">personnes :</text:span></text:p>
      <text:p text:style-name="P3">- Allez en partie personnalisée mette<text:span text:style-name="T7">z</text:span> échauffement <text:span text:style-name="T7">dans les paramètres </text:span><text:s/><text:span text:style-name="T7">ainsi que </text:span>les <text:span text:style-name="T7">points de vie</text:span> au max<text:span text:style-name="T7">imum</text:span> <text:span text:style-name="T7">et réduire</text:span> les <text:span text:style-name="T7">couldown</text:span> au minimum.</text:p>
      <text:p text:style-name="P5"><text:span text:style-name="T1">- Ensuite trouver un endroit restreins avec quelque chose pour vous gênez (vous cacher) ou alors poser des limites avec des repaires (ex : des petite lumière au sol).</text:span></text:p>
      <text:p text:style-name="P5"><text:span text:style-name="T1">Exemple d’endroit : Gilbratar le paylo</text:span><text:span text:style-name="T5">a</text:span><text:span text:style-name="T1">d au 1</text:span><text:span text:style-name="T6">er</text:span><text:span text:style-name="T1"> point le cercle sera la limite à pas franchir, il vous suffira de tourner autour</text:span><text:span text:style-name="T3">s.</text:span></text:p>
      <text:p text:style-name="P4">- Après il vous suffi<text:span text:style-name="T8">ra</text:span> d’établir 2, 3 règle entre vous (selon se que vous souhaiter, ex : s’entraîner à sleep).</text:p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35:50.627000000</meta:creation-date>
    <dc:date>2017-01-29T18:42:15.423000000</dc:date>
    <meta:editing-duration>PT13M4S</meta:editing-duration>
    <meta:editing-cycles>4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9" meta:word-count="185" meta:character-count="1046" meta:non-whitespace-character-count="868"/>
  </office:meta>
</office:document-meta>
</file>